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5in"/>
    </style:style>
    <style:style style:name="co3" style:family="table-column">
      <style:table-column-properties fo:break-before="auto" style:column-width="1.6189in"/>
    </style:style>
    <style:style style:name="co4" style:family="table-column">
      <style:table-column-properties fo:break-before="auto" style:column-width="1.2327in"/>
    </style:style>
    <style:style style:name="co5" style:family="table-column">
      <style:table-column-properties fo:break-before="auto" style:column-width="0.1602in"/>
    </style:style>
    <style:style style:name="co6" style:family="table-column">
      <style:table-column-properties fo:break-before="auto" style:column-width="1.972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429in" fo:break-before="auto" style:use-optimal-row-height="false"/>
    </style:style>
    <style:style style:name="ro3" style:family="table-row">
      <style:table-row-properties style:row-height="0.4161in" fo:break-before="auto" style:use-optimal-row-height="false"/>
    </style:style>
    <style:style style:name="ro4" style:family="table-row">
      <style:table-row-properties style:row-height="0.3835in" fo:break-before="auto" style:use-optimal-row-height="false"/>
    </style:style>
    <style:style style:name="ro5" style:family="table-row">
      <style:table-row-properties style:row-height="0.3063in" fo:break-before="auto" style:use-optimal-row-height="true"/>
    </style:style>
    <style:style style:name="ro6" style:family="table-row">
      <style:table-row-properties style:row-height="0.4146in" fo:break-before="auto" style:use-optimal-row-height="true"/>
    </style:style>
    <style:style style:name="ro7"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7" style:family="table-cell" style:parent-style-name="Default">
      <style:table-cell-properties fo:background-color="#ff3399"/>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fo:color="#00a933" style:font-name="XB Tabriz" fo:font-size="14pt" style:font-size-asian="14pt" style:font-name-complex="XB Tabriz" style:font-size-complex="14pt"/>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3838"/>
    </style:style>
    <style:style style:name="T8" style:family="text">
      <style:text-properties fo:color="#ff0000"/>
    </style:style>
    <style:style style:name="T9" style:family="text">
      <style:text-properties fo:color="#ff3333"/>
    </style:style>
    <style:style style:name="T10" style:family="text">
      <style:text-properties fo:color="#ff3300"/>
    </style:style>
    <style:style style:name="T11" style:family="text">
      <style:text-properties fo:font-weight="bold" style:font-weight-asian="bold" style:font-weight-complex="bold"/>
    </style:style>
    <style:style style:name="T12" style:family="text">
      <style:text-properties fo:color="#800000"/>
    </style:style>
    <style:style style:name="T13" style:family="text">
      <style:text-properties fo:color="#ed4c05"/>
    </style:style>
    <style:style style:name="T14" style:family="text">
      <style:text-properties fo:color="#cc0000"/>
    </style:style>
    <style:style style:name="T15" style:family="text">
      <style:text-properties fo:color="#009900"/>
    </style:style>
    <style:style style:name="T16" style:family="text">
      <style:text-properties fo:color="#009933"/>
    </style:style>
    <style:style style:name="T17" style:family="text">
      <style:text-properties fo:color="#ff6600"/>
    </style:style>
    <style:style style:name="T18" style:family="text">
      <style:text-properties fo:color="#00cc33"/>
    </style:style>
    <style:style style:name="T19" style:family="text">
      <style:text-properties fo:color="#158466"/>
    </style:style>
    <style:style style:name="T20" style:family="text">
      <style:text-properties fo:color="#00cc00"/>
    </style:style>
    <style:style style:name="T21" style:family="text">
      <style:text-properties fo:color="#cc3300"/>
    </style:style>
    <style:style style:name="T22" style:family="text">
      <style:text-properties fo:color="#ff6666"/>
    </style:style>
    <style:style style:name="T23" style:family="text">
      <style:text-properties fo:color="#007826"/>
    </style:style>
    <style:style style:name="T24" style:family="text">
      <style:text-properties fo:color="#c9211e"/>
    </style:style>
    <style:style style:name="T25" style:family="text">
      <style:text-properties fo:color="#ff7b59"/>
    </style:style>
    <style:style style:name="T26" style:family="text">
      <style:text-properties fo:color="#66cc00"/>
    </style:style>
    <style:style style:name="T27" style:family="text">
      <style:text-properties fo:color="#000000"/>
    </style:style>
    <style:style style:name="T28" style:family="text">
      <style:text-properties fo:color="#ff5429"/>
    </style:style>
    <style:style style:name="T29" style:family="text">
      <style:text-properties fo:color="#f10d0c" fo:font-weight="normal" fo:font-style="normal" style:font-weight-asian="normal" style:font-weight-complex="normal" style:font-style-asian="normal" style:font-style-complex="normal"/>
    </style:style>
    <style:style style:name="T30" style:family="text">
      <style:text-properties fo:color="#b85c00"/>
    </style:style>
    <style:style style:name="T31" style:family="text">
      <style:text-properties fo:color="#ea7500"/>
    </style:style>
    <style:style style:name="T32" style:family="text">
      <style:text-properties fo:color="#ff9900"/>
    </style:style>
    <style:style style:name="T33" style:family="text">
      <style:text-properties fo:color="#d62e4e"/>
    </style:style>
    <style:style style:name="T34" style:family="text">
      <style:text-properties fo:color="#bf0041"/>
    </style:style>
    <style:style style:name="T35" style:family="text">
      <style:text-properties fo:color="#81d41a"/>
    </style:style>
    <style:style style:name="T36" style:family="text">
      <style:text-properties fo:color="#ff8000"/>
    </style:style>
    <style:style style:name="T37" style:family="text">
      <style:text-properties fo:color="#111111"/>
    </style:style>
    <style:style style:name="T38" style:family="text">
      <style:text-properties fo:color="#669900"/>
    </style:style>
    <style:style style:name="T39" style:family="text">
      <style:text-properties fo:color="#cc9900"/>
    </style:style>
    <style:style style:name="T40" style:family="text">
      <style:text-properties fo:color="#996633"/>
    </style:style>
    <style:style style:name="T41" style:family="text">
      <style:text-properties fo:color="#ffff00"/>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visibility="collapse" table:default-cell-style-name="ce1"/>
        <table:table-column table:style-name="co4" table:visibility="collapse" table:default-cell-style-name="ce1"/>
        <table:table-column table:style-name="co5" table:visibility="collapse" table:default-cell-style-name="ce1"/>
        <table:table-column table:style-name="co6" table:default-cell-style-name="ce1"/>
        <table:table-column table:style-name="co7" table:number-columns-repeated="58" table:default-cell-style-name="ce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ccelerate</text:p>
          </table:table-cell>
          <table:table-cell table:number-columns-repeated="1023"/>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anov-Bohm effect</text:p>
          </table:table-cell>
          <table:table-cell office:value-type="string" calcext:value-type="string">
            <text:p>اہارا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3" office:value-type="string" calcext:value-type="string">
            <text:p><text:span text:style-name="T7">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jacent [states]</text:p>
          </table:table-cell>
          <table:table-cell table:style-name="ce3" office:value-type="string" calcext:value-type="string">
            <text:p><text:span text:style-name="T8">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7">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8"> ایمپلی فائر</text:span>، قوی<text:span text:style-name="T8">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7"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9">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8"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8">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text:span text:style-name="T10">بند،</text:span> بندھ، شریک گرفتی بندھ،</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1">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3" office:value-type="string" calcext:value-type="string">
            <text:p><text:span text:style-name="T12">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5598in" svg:y="226.3504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3">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23" office:value-type="string" calcext:value-type="string">
            <text:p><text:span text:style-name="T14">منطقی حالات</text:span>، <text:span text:style-name="T15">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8">بیٹھنا، گر پڑتا ہے، گرنا</text:span>،<text:span text:style-name="T16"> انہدام، منح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3" office:value-type="string" calcext:value-type="string">
            <text:p><text:span text:style-name="T17">اجتماعات [ترتیبی اجتماعات]،</text:span> <text:span text:style-name="T15">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1">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1">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1">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1">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1">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quantum mech)</text:p>
          </table:table-cell>
          <table:table-cell office:value-type="string" calcext:value-type="string">
            <text:p>مق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8">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26"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9">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span text:style-name="T19"> اختیاری مستقلہ</text:span></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3">(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3">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6" office:value-type="string" calcext:value-type="string">
            <text:p>، سکڑاو اور توسیع</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text:span text:style-name="T8">درستگی</text:span>، <text:span text:style-name="T20">تصحیح</text:span></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1">
          <table:table-cell office:value-type="string" calcext:value-type="string">
            <text:p>corresponding point</text:p>
          </table:table-cell>
          <table:table-cell table:style-name="ce3" office:value-type="string" calcext:value-type="string">
            <text:p><text:span text:style-name="T8">نظیری نقطہ</text:span>،<text:span text:style-name="T15">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8">نازکی توازن</text:span> [<text:span text:style-name="T20">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0.5528in" svg:y="181.0114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1">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8">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8">مخالف بیٹا تحلیل، </text:span>مخالف بیٹا تنز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table-cell office:value-type="string" calcext:value-type="string">
            <text:p>degenerate, degeneration, degeneracy</text:p>
          </table:table-cell>
          <table:table-cell office:value-type="string" calcext:value-type="string">
            <text:p>انحطاطی، انحطاط، <text:span text:style-name="T22">انحطاط </text:span>یا انحطاطیت</text:p>
          </table:table-cell>
          <table:table-cell table:number-columns-repeated="1022"/>
        </table:table-row>
        <table:table-row table:style-name="ro1">
          <table:table-cell office:value-type="string" calcext:value-type="string">
            <text:p>degenerate: its degeneracy is 4</text:p>
          </table:table-cell>
          <table:table-cell office:value-type="string" calcext:value-type="string">
            <text:p><text:span text:style-name="T22">اس کا انحطاط 4 ہ</text:span>ے، اس کی انحطاطیت 4 ہے</text:p>
          </table:table-cell>
          <table:table-cell table:number-columns-repeated="1022"/>
        </table:table-row>
        <table:table-row table:style-name="ro1">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1">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1">
          <table:table-cell office:value-type="string" calcext:value-type="string">
            <text:p>determinate, indeterminate</text:p>
          </table:table-cell>
          <table:table-cell table:style-name="ce16" office:value-type="string" calcext:value-type="string">
            <text:p>قابل معلوم، نا قابل معلوم،<text:span text:style-name="T23"> تعیین، غیر تعیین</text:span></text:p>
          </table:table-cell>
          <table:table-cell table:style-name="ce16"/>
          <table:table-cell table:number-columns-repeated="1021"/>
        </table:table-row>
        <table:table-row table:style-name="ro1">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1">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1">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1">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1">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1">
          <table:table-cell office:value-type="string" calcext:value-type="string">
            <text:p>diagonal, main diagonal</text:p>
          </table:table-cell>
          <table:table-cell table:style-name="ce113" office:value-type="string" calcext:value-type="string">
            <text:p>وتر، مرکزی وتر</text:p>
          </table:table-cell>
          <table:table-cell table:style-name="ce1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4">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4">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4">بلا واسطہ تکمل</text:span>،ب<text:span text:style-name="T19">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5">سیدھی رسائی، سیدھی وصولی</text:span><text:span text:style-name="T19">،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6">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6">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0">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8">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office:value-type="string" calcext:value-type="string">
            <text:p>سگرا؟؟، یکساں ہجوم؟</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2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olution, evolves</text:p>
          </table:table-cell>
          <table:table-cell table:style-name="ce23" office:value-type="string" calcext:value-type="string">
            <text:p>ارتقا، ارتقا پانا</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27">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10">قیمت توقع، توقع،</text:span><text:span text:style-name="T27">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10">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8">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28">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1">
          <table:table-cell office:value-type="string" calcext:value-type="string">
            <text:p>Fermi temperature</text:p>
          </table:table-cell>
          <table:table-cell table:style-name="ce3" office:value-type="string" calcext:value-type="string">
            <text:p>فرمی درجہ حرارت</text:p>
          </table:table-cell>
          <table:table-cell table:number-columns-repeated="1022"/>
        </table:table-row>
        <table:table-row table:style-name="ro1">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8">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3" office:value-type="string" calcext:value-type="string">
            <text:p>دوری سمتی رفتار، <text:span text:style-name="T8">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3" office:value-type="string" calcext:value-type="string">
            <text:p><text:span text:style-name="T10">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text:span></text:p>
          </table:table-cell>
          <table:table-cell table:number-columns-repeated="1022"/>
        </table:table-row>
        <table:table-row table:style-name="ro1">
          <table:table-cell office:value-type="string" calcext:value-type="string">
            <text:p>hole, [electron]</text:p>
          </table:table-cell>
          <table:table-cell office:value-type="string" calcext:value-type="string">
            <text:p>خول، [الیکٹران]</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lonomic process</text:p>
          </table:table-cell>
          <table:table-cell office:value-type="string" calcext:value-type="string">
            <text:p><text:span text:style-name="T5">ہمہ قواعد؟؟؟؟؟</text:span><text:span text:style-name="T24">،</text:span><text:span text:style-name="T27"> گرگٹی عمل</text:span></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8">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8">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0">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10">فرضی عدد</text:span>، <text:span text:style-name="T15">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29">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38" office:value-type="string" calcext:value-type="string">
            <text:p><text:span text:style-name="T10">خطی تکمل</text:span> (khati is linear and nor line)،<text:span text:style-name="T15">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7">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سالمی، [درون سالمی]</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درون سالمی</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 population 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3" office:value-type="string" calcext:value-type="string">
            <text:p><text:span text:style-name="T10">آئن</text:span>، <text:span text:style-name="T20">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text:span text:style-name="T10">بارداری عمل، </text:span><text:span text:style-name="T20">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28">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0">ہم حرارت خط،</text:span> <text:span text:style-name="T19">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1">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0">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6">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8">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0">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2">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10">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8">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3">غیر محتاط طور پر</text:span> ،<text:span text:style-name="T19">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 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ل و بولٹزمن تقسیم</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text:p>
          </table:table-cell>
          <table:table-cell office:value-type="string" calcext:value-type="string">
            <text:p><text:span text:style-name="T5">میانیہ،</text:span><text:span text:style-name="T6">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2">، گہرائی پر حرکت پذیری</text:span>،<text:span text:style-name="T20">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8">یک سر بڑھتا، گھٹتا</text:span>، <text:span text:style-name="T20">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10">یک سُر تفاعل</text:span>، <text:span text:style-name="T20">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text:span text:style-name="T34">[کل، یا مجموعی]</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8">کل قوت</text:span>، <text:span text:style-name="T35">خالص قوت</text:span></text:p>
          </table:table-cell>
          <table:table-cell table:number-columns-repeated="1022"/>
        </table:table-row>
        <table:table-row table:style-name="ro1">
          <table:table-cell office:value-type="string" calcext:value-type="string">
            <text:p>net, [gross]</text:p>
          </table:table-cell>
          <table:table-cell table:style-name="ce19" office:value-type="string" calcext:value-type="string">
            <text:p>خالص،[کل]</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8">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text:p>
          </table:table-cell>
          <table:table-cell office:value-type="string" calcext:value-type="string">
            <text:p>معمول پر لائے جانے کا قابل</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text:span text:style-name="T8">تقابل پذیر، بمطابق الف</text:span>ا، معمول پر لا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text:span text:style-name="T8">تقابل پذیر،</text:span> معمول شدہ</text:p>
          </table:table-cell>
          <table:table-cell office:value-type="string" calcext:value-type="string">
            <text:p><text:span text:style-name="T32">معیاری صورت،</text:span>  طبعی حال</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والدہ مرکزہ، بیٹی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 ملاپ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81" office:value-type="string" calcext:value-type="string">
            <text:p><text:span text:style-name="T19">، [</text:span><text:span text:style-name="T27">خالی حال،غیر خالی حال]</text:span><text:span text:style-name="T19"> آباد حال، غیر آباد حال</text:span></text:p>
          </table:table-cell>
          <table:table-cell table:number-columns-repeated="1022"/>
        </table:table-row>
        <table:table-row table:style-name="ro3">
          <table:table-cell office:value-type="string" calcext:value-type="string">
            <text:p>octant</text:p>
          </table:table-cell>
          <table:table-cell office:value-type="string" calcext:value-type="string">
            <text:p>ثُمن ، <text:span text:style-name="T20">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text:span text:style-name="T19">قائمہ</text:span>، 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8">باہمی عمودی</text:span>،<text:span text:style-name="T6"> </text:span><text:span text:style-name="T27">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9">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7">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88" office:value-type="string" calcext:value-type="string">
            <text:p><text:span text:style-name="T8">معیاری قائمہ الزاویہ</text:span>،<text:span text:style-name="T27">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36">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تکمل ڈھامپ</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8">جفت</text:span>، نابودگی جوڑا</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42" office:value-type="string" calcext:value-type="string">
            <text:p>پاسکل تکون، <text:span text:style-name="T37">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8">غمگیر</text:span>،<text:span text:style-name="T6"> گھمبیر</text:span></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3" office:value-type="string" calcext:value-type="string">
            <text:p><text:span text:style-name="T21">لٹکن</text:span>، <text:span text:style-name="T38">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3" office:value-type="string" calcext:value-type="string">
            <text:p><text:span text:style-name="T10">خلل</text:span>، <text:span text:style-name="T16">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3" office:value-type="string" calcext:value-type="string">
            <text:p><text:span text:style-name="T8">رتبہ اول درستگی</text:span>، <text:span text:style-name="T18">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5">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منتقلی ہیّت</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6">سمتی</text:span> رفتار، <text:span text:style-name="T8">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n</text:p>
          </table:table-cell>
          <table:table-cell table:style-name="ce3" office:value-type="string" calcext:value-type="string">
            <text:p>نوریہ</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 [point of view]</text:p>
          </table:table-cell>
          <table:table-cell office:value-type="string" calcext:value-type="string">
            <text:p>نقطہ،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83" office:value-type="string" calcext:value-type="string">
            <text:p>موضع و فضائی تفاعل موج، <text:span text:style-name="T19">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0"> مخفیہ، مخفیے</text:span></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8">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 <text:span text:style-name="T18">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8">درستگی </text:span><text:span text:style-name="T18">تصحیح</text:span></text:p>
          </table:table-cell>
          <table:table-cell table:number-columns-repeated="1022"/>
        </table:table-row>
        <table:table-row table:style-name="ro1">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8">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5">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39">چار الاضلاع</text:span>، <text:span text:style-name="T15">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8">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1">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table:style-name="ce3" office:value-type="string" calcext:value-type="string">
            <text:p><text:span text:style-name="T7">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10">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40">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text:span text:style-name="T27">خالی خول</text:span>، پوست، غبارہ</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 [half silvered]</text:p>
          </table:table-cell>
          <table:table-cell table:style-name="ce3" office:value-type="string" calcext:value-type="string">
            <text:p>چاندی، [نیم نقرئی]</text:p>
          </table:table-cell>
          <table:table-cell table:number-columns-repeated="1022"/>
        </table:table-row>
        <table:table-row table:style-name="ro1">
          <table:table-cell office:value-type="string" calcext:value-type="string">
            <text:p>simplify</text:p>
          </table:table-cell>
          <table:table-cell table:style-name="ce3" office:value-type="string" calcext:value-type="string">
            <text:p>سہل بنانا</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text:p>
          </table:table-cell>
          <table:table-cell table:style-name="ce87" office:value-type="string" calcext:value-type="string">
            <text:p> <text:span text:style-name="T8">صورت حال</text:span>، صورتحال</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8">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برقی مقناطیس</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text:p>
          </table:table-cell>
          <table:table-cell office:value-type="string" calcext:value-type="string">
            <text:p>بیرونی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3" office:value-type="string" calcext:value-type="string">
            <text:p><text:span text:style-name="T41">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39">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6">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3">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3" office:value-type="string" calcext:value-type="string">
            <text:p><text:span text:style-name="T8">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3" office:value-type="string" calcext:value-type="string">
            <text:p><text:span text:style-name="T8">متشاکل تناسب</text:span>، <text:span text:style-name="T15">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3" office:value-type="string" calcext:value-type="string">
            <text:p>عمدہ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3" office:value-type="string" calcext:value-type="string">
            <text:p><text:span text:style-name="T8">ٹیکنالوجی؟؟؟</text:span>،<text:span text:style-name="T19">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3" office:value-type="string" calcext:value-type="string">
            <text:p>حرارت،<text:span text:style-name="T8">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1">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19"> حری</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9">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8">ایک حال سے دوسری حال میں عبور کرتا ہے، </text:span><text:span text:style-name="T16">تحویل</text:span></text:p>
          </table:table-cell>
          <table:table-cell office:value-type="string" calcext:value-type="string">
            <text:p>ایک حال سے دوسرے حال میں تحویل کرنا</text:p>
          </table:table-cell>
          <table:table-cell table:number-columns-repeated="1021"/>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text:span text:style-name="T14">عبوری امکان، عبوری احتمال</text:span>، <text:span text:style-name="T15">تحویلی احتمال</text:span></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text:span text:style-name="T32">عبوری دور</text:span>،<text:span text:style-name="T15"> تحویلی دوری عرصہ</text:span></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8">اخراجی اینٹینا</text:span>، <text:span text:style-name="T20">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0">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3" office:value-type="string" calcext:value-type="string">
            <text:p>دوری رفتار، <text:span text:style-name="T10">مجموعی رفتار</text:span>،<text:span text:style-name="T16">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table:number-columns-repeated="1023"/>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4">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number-rows-repeated="1045256">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5">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5">
          <table:table-cell table:number-columns-repeated="11"/>
        </table:table-row>
        <table:table-row table:style-name="ro5">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text:span text:style-name="T11">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6">
          <table:table-cell office:value-type="string" calcext:value-type="string">
            <text:p><text:span text:style-name="T11">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text:span text:style-name="T11">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5">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5">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5">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5">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5">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5">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5">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5">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5">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5">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5">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5">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5">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5">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5" table:number-rows-repeated="1048543">
          <table:table-cell table:number-columns-repeated="11"/>
        </table:table-row>
        <table:table-row table:style-name="ro5">
          <table:table-cell table:number-columns-repeated="11"/>
        </table:table-row>
      </table:table>
      <table:table table:name="Sheet3" table:style-name="ta1">
        <table:table-column table:style-name="co12" table:default-cell-style-name="Default"/>
        <table:table-row table:style-name="ro7">
          <table:table-cell/>
        </table:table-row>
      </table:table>
      <table:named-expressions/>
      <table:database-ranges>
        <table:database-range table:name="__Anonymous_Sheet_DB__0" table:target-range-address="words.A15: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25">00/00/0000</text:date>, <text:time style:data-style-name="N2" text:time-value="08:40:53.80441433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2-01-25T14:41:37.736387983</dc:date>
    <meta:editing-duration>P99DT11H37M13S</meta:editing-duration>
    <meta:editing-cycles>4386</meta:editing-cycles>
    <meta:generator>LibreOffice/6.4.7.2$Linux_X86_64 LibreOffice_project/40$Build-2</meta:generator>
    <meta:document-statistic meta:table-count="3" meta:cell-count="699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